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5b806" officeooo:paragraph-rsid="0015b806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7"/>Система контроля коворкинга</text:p>
      <text:p text:style-name="P1">Разработать приложение, для коворкинга, который представляет:</text:p>
      <text:p text:style-name="P1">- Рабочие места (минимум в день) (фиксированные и нет)</text:p>
      <text:p text:style-name="P1">- Переговорки (минимум на час)</text:p>
      <text:p text:style-name="P1">- Конференц зал (минимум на час)</text:p>
      <text:p text:style-name="P1">- Мини офисы (помещение с <text:span text:style-name="T1">X </text:span>рабочими местами, в любой момент может превратиться в просто отдельные рабочие места или переговорную)</text:p>
      <text:p text:style-name="P1">Также есть отдельные дополнительные услуги:</text:p>
      <text:p text:style-name="P1">- Аренда компьютеров (но их всего <text:span text:style-name="T1">Y</text:span>) (минимум месяц)</text:p>
      <text:p text:style-name="P1">- Печать (<text:span text:style-name="T1">N </text:span>листов в неделю бесплатно, если бронируешь от недели)</text:p>
      <text:p text:style-name="P1"/>
      <text:p text:style-name="P1">Администратор коворкинга должен иметь возможность:</text:p>
      <text:p text:style-name="P1">- Вести количество рабочих мест мини офисов/переговорок и тд.</text:p>
      <text:p text:style-name="P1">- Управлять бронированием всего</text:p>
      <text:p text:style-name="P1">- Проверять и вносить оплату всего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6T12:31:17.115000000</meta:creation-date>
    <dc:date>2024-03-26T12:40:07.811000000</dc:date>
    <meta:editing-duration>PT8M51S</meta:editing-duration>
    <meta:editing-cycles>1</meta:editing-cycles>
    <meta:document-statistic meta:table-count="0" meta:image-count="0" meta:object-count="0" meta:page-count="1" meta:paragraph-count="13" meta:word-count="98" meta:character-count="717" meta:non-whitespace-character-count="585"/>
    <meta:generator>LibreOffice/24.2.1.2$Windows_X86_64 LibreOffice_project/db4def46b0453cc22e2d0305797cf981b68ef5ac</meta:generator>
  </office:meta>
</office:document-meta>
</file>